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28in"/>
    </style:style>
    <style:style style:name="co2" style:family="table-column">
      <style:table-column-properties fo:break-before="auto" style:column-width="1.4882in"/>
    </style:style>
    <style:style style:name="co3" style:family="table-column">
      <style:table-column-properties fo:break-before="auto" style:column-width="2.3598in"/>
    </style:style>
    <style:style style:name="co4" style:family="table-column">
      <style:table-column-properties fo:break-before="auto" style:column-width="1.3374in"/>
    </style:style>
    <style:style style:name="co5" style:family="table-column">
      <style:table-column-properties fo:break-before="auto" style:column-width="1.6173in"/>
    </style:style>
    <style:style style:name="co6" style:family="table-column">
      <style:table-column-properties fo:break-before="auto" style:column-width="1.681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PROJECT_NAME</text:p>
          </table:table-cell>
          <table:table-cell office:value-type="string">
            <text:p>DEV_POC</text:p>
          </table:table-cell>
          <table:table-cell office:value-type="string">
            <text:p>DEV_POC_EMAIL</text:p>
          </table:table-cell>
          <table:table-cell office:value-type="string">
            <text:p>GOV_POC</text:p>
          </table:table-cell>
          <table:table-cell office:value-type="string">
            <text:p>GOV_POC_EMAIL</text:p>
          </table:table-cell>
          <table:table-cell office:value-type="string">
            <text:p>BDA_POC_EMAIL</text:p>
          </table:table-cell>
        </table:table-row>
        <table:table-row table:style-name="ro1">
          <table:table-cell office:value-type="string">
            <text:p>bioportal</text:p>
          </table:table-cell>
          <table:table-cell office:value-type="string">
            <text:p>Noble Dzakpasu</text:p>
          </table:table-cell>
          <table:table-cell office:value-type="string">
            <text:p>dzakpasuns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Adapter</text:p>
          </table:table-cell>
          <table:table-cell office:value-type="string">
            <text:p>Eugene Wang</text:p>
          </table:table-cell>
          <table:table-cell office:value-type="string">
            <text:p>wangeug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array</text:p>
          </table:table-cell>
          <table:table-cell office:value-type="string">
            <text:p>Maki Duncan</text:p>
          </table:table-cell>
          <table:table-cell office:value-type="string">
            <text:p>duncanmk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b2b</text:p>
          </table:table-cell>
          <table:table-cell office:value-type="string">
            <text:p>Chris Piepenbring</text:p>
          </table:table-cell>
          <table:table-cell office:value-type="string">
            <text:p>piepenbringc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bio-db</text:p>
          </table:table-cell>
          <table:table-cell office:value-type="string">
            <text:p>Jim Sun</text:p>
          </table:table-cell>
          <table:table-cell office:value-type="string">
            <text:p>sunj2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bio-GridService</text:p>
          </table:table-cell>
          <table:table-cell office:value-type="string">
            <text:p>Jim Sun</text:p>
          </table:table-cell>
          <table:table-cell office:value-type="string">
            <text:p>sunj2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bio</text:p>
          </table:table-cell>
          <table:table-cell office:value-type="string">
            <text:p>Jim Sun</text:p>
          </table:table-cell>
          <table:table-cell office:value-type="string">
            <text:p>sunj2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bio-db-automation</text:p>
          </table:table-cell>
          <table:table-cell office:value-type="string">
            <text:p>Jim Sun</text:p>
          </table:table-cell>
          <table:table-cell office:value-type="string">
            <text:p>sunj2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coresdk-workbench</text:p>
          </table:table-cell>
          <table:table-cell office:value-type="string">
            <text:p>Satish Patel</text:p>
          </table:table-cell>
          <table:table-cell office:value-type="string">
            <text:p>patelsat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coresdk</text:p>
          </table:table-cell>
          <table:table-cell office:value-type="string">
            <text:p>Satish Patel</text:p>
          </table:table-cell>
          <table:table-cell office:value-type="string">
            <text:p>patelsat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dsr-admintool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dsr-caDSRAPI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dsr-sentinel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dsr-cdebrowser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dsr-cdecurate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dsr-formbuilder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dsr-freestylesearch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dsr-Object Cart API</text:p>
          </table:table-cell>
          <table:table-cell office:value-type="string">
            <text:p>Denis Avdic</text:p>
          </table:table-cell>
          <table:table-cell office:value-type="string">
            <text:p>avdicd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dsr-SIW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dsr-umlmodelbrowser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Dave Hau</text:p>
          </table:table-cell>
          <table:table-cell office:value-type="string">
            <text:p>haudt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grid</text:p>
          </table:table-cell>
          <table:table-cell office:value-type="string">
            <text:p>John Eisenschmidt</text:p>
          </table:table-cell>
          <table:table-cell office:value-type="string">
            <text:p>eisenschmidtjw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mod</text:p>
          </table:table-cell>
          <table:table-cell office:value-type="string">
            <text:p>Maki Duncan</text:p>
          </table:table-cell>
          <table:table-cell office:value-type="string">
            <text:p>duncanmk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nanolab</text:p>
          </table:table-cell>
          <table:table-cell office:value-type="string">
            <text:p>Sue Pan</text:p>
          </table:table-cell>
          <table:table-cell office:value-type="string">
            <text:p>pansu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tissue</text:p>
          </table:table-cell>
          <table:table-cell office:value-type="string">
            <text:p>Michelle Lee</text:p>
          </table:table-cell>
          <table:table-cell office:value-type="string">
            <text:p>leeml@mail.nih.gov</text:p>
          </table:table-cell>
          <table:table-cell office:value-type="string">
            <text:p>Ian Fore</text:p>
          </table:table-cell>
          <table:table-cell office:value-type="string">
            <text:p>forei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cts-c3pr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cts-caaers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cts-caXchange 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cts-labviewer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cts-psc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cts</text:p>
          </table:table-cell>
          <table:table-cell office:value-type="string">
            <text:p>Ram Chilkur</text:p>
          </table:table-cell>
          <table:table-cell office:value-type="string">
            <text:p>chilukurir2@mail.nih.gov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ds</text:p>
          </table:table-cell>
          <table:table-cell table:number-columns-repeated="2"/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oppa - CTRP - Accrual</text:p>
          </table:table-cell>
          <table:table-cell office:value-type="string">
            <text:p>Edmond Mulaire</text:p>
          </table:table-cell>
          <table:table-cell office:value-type="string">
            <text:p>edmond.mulaire@semanticbits.com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Edmond Mulaire</text:p>
          </table:table-cell>
          <table:table-cell office:value-type="string">
            <text:p>edmond.mulaire@semanticbits.com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po</text:p>
          </table:table-cell>
          <table:table-cell office:value-type="string">
            <text:p>Edmond Mulaire</text:p>
          </table:table-cell>
          <table:table-cell office:value-type="string">
            <text:p>edmond.mulaire@semanticbits.com</text:p>
          </table:table-cell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pas</text:p>
          </table:table-cell>
          <table:table-cell office:value-type="string">
            <text:p>Denny Chan</text:p>
          </table:table-cell>
          <table:table-cell office:value-type="string">
            <text:p>dc331z@nih.gov</text:p>
          </table:table-cell>
          <table:table-cell office:value-type="string">
            <text:p>Carl Schaefer</text:p>
          </table:table-cell>
          <table:table-cell office:value-type="string">
            <text:p>cs339h@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tods</text:p>
          </table:table-cell>
          <table:table-cell table:number-columns-repeated="2"/>
          <table:table-cell office:value-type="string">
            <text:p>Christo Andonyadis</text:p>
          </table:table-cell>
          <table:table-cell office:value-type="string">
            <text:p>andonyac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evstree</text:p>
          </table:table-cell>
          <table:table-cell office:value-type="string">
            <text:p>Maki Duncan</text:p>
          </table:table-cell>
          <table:table-cell office:value-type="string">
            <text:p>duncanmk@mail.nih.gov</text:p>
          </table:table-cell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genepattern</text:p>
          </table:table-cell>
          <table:table-cell table:number-columns-repeated="2"/>
          <table:table-cell office:value-type="string">
            <text:p>Juli Klemm</text:p>
          </table:table-cell>
          <table:table-cell office:value-type="string">
            <text:p>klemmj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SM - CGMWeb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SM - LLT</text:p>
          </table:table-cell>
          <table:table-cell office:value-type="string">
            <text:p>Satish Patel</text:p>
          </table:table-cell>
          <table:table-cell office:value-type="string">
            <text:p>patelsat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upt</text:p>
          </table:table-cell>
          <table:table-cell office:value-type="string">
            <text:p>Satish Patel</text:p>
          </table:table-cell>
          <table:table-cell office:value-type="string">
            <text:p>patelsat@mail.nih.gov</text:p>
          </table:table-cell>
          <table:table-cell office:value-type="string">
            <text:p>Sichen Liu</text:p>
          </table:table-cell>
          <table:table-cell office:value-type="string">
            <text:p>liusi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ispy</text:p>
          </table:table-cell>
          <table:table-cell office:value-type="string">
            <text:p>Shine Jacob</text:p>
          </table:table-cell>
          <table:table-cell office:value-type="string">
            <text:p>jacobss2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LexEVS-DB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reportwriter</text:p>
          </table:table-cell>
          <table:table-cell office:value-type="string">
            <text:p>Jason Lucas</text:p>
          </table:table-cell>
          <table:table-cell office:value-type="string">
            <text:p>jason.lucas@ngc.com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ncit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LexEVS-Protoge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lexevs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LexEVS-DB-Automation</text:p>
          </table:table-cell>
          <table:table-cell office:value-type="string">
            <text:p>Raghu Chintalapati</text:p>
          </table:table-cell>
          <table:table-cell office:value-type="string">
            <text:p>chintalr@mail.nih.gov</text:p>
          </table:table-cell>
          <table:table-cell office:value-type="string">
            <text:p>Jason Lucas</text:p>
          </table:table-cell>
          <table:table-cell office:value-type="string">
            <text:p>lucasjr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nbia</text:p>
          </table:table-cell>
          <table:table-cell office:value-type="string">
            <text:p>Jennifer Zeng</text:p>
          </table:table-cell>
          <table:table-cell office:value-type="string">
            <text:p>zengje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gwas</text:p>
          </table:table-cell>
          <table:table-cell office:value-type="string">
            <text:p>Shine Jacob</text:p>
          </table:table-cell>
          <table:table-cell office:value-type="string">
            <text:p>jacobss2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caintegrator2</text:p>
          </table:table-cell>
          <table:table-cell office:value-type="string">
            <text:p>JP Marple</text:p>
          </table:table-cell>
          <table:table-cell office:value-type="string">
            <text:p>marplej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protexpress</text:p>
          </table:table-cell>
          <table:table-cell office:value-type="string">
            <text:p>Krishna Kanchinadam</text:p>
          </table:table-cell>
          <table:table-cell office:value-type="string">
            <text:p>kanchink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rembrandt</text:p>
          </table:table-cell>
          <table:table-cell office:value-type="string">
            <text:p>Himanso/Shine</text:p>
          </table:table-cell>
          <table:table-cell office:value-type="string">
            <text:p>jacobss2@mail.nih.gov</text:p>
          </table:table-cell>
          <table:table-cell office:value-type="string">
            <text:p>Avinash Shanbhag</text:p>
          </table:table-cell>
          <table:table-cell office:value-type="string">
            <text:p>shanbhak@mail.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tcga</text:p>
          </table:table-cell>
          <table:table-cell office:value-type="string">
            <text:p>Robert Sfeir</text:p>
          </table:table-cell>
          <table:table-cell/>
          <table:table-cell office:value-type="string">
            <text:p>Carl Schaefer</text:p>
          </table:table-cell>
          <table:table-cell office:value-type="string">
            <text:p>cs339h@nih.gov</text:p>
          </table:table-cell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petstore</text:p>
          </table:table-cell>
          <table:table-cell table:number-columns-repeated="4"/>
          <table:table-cell office:value-type="string">
            <text:p>ncicbiitbda@mail.nih.gov</text:p>
          </table:table-cell>
        </table:table-row>
        <table:table-row table:style-name="ro1">
          <table:table-cell office:value-type="string">
            <text:p>pro-ctcae</text:p>
          </table:table-cell>
          <table:table-cell table:number-columns-repeated="4"/>
          <table:table-cell office:value-type="string">
            <text:p>ncicbiitbda@mail.nih.gov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3">06/23/2010</text:date>, <text:time>11:3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" meta:cell-count="327" meta:object-count="0"/>
    <meta:generator>OpenOffice.org/3.2$Unix OpenOffice.org_project/320m18$Build-9502</meta:generator>
  </office:meta>
</office:document-meta>
</file>